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DO BALCÁZAR, VERÓNICA MARIA HERMIN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NDO BALCÁZAR, VERÓNICA MARIA HERMIN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377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2:24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